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Connected</text:p>
          </table:table-cell>
          <table:table-cell table:style-name="ce1" office:value-type="string" calcext:value-type="string">
            <text:p>Endorsed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eve 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eve 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icah Shan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enn Ke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ennifer Wal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on Courtne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le Tayl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dsey Eggles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l Van der Lug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an McCan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hloe May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b Corbo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gan Bulte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y Kie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ulli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Prendergas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rent Lemie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am Rich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Burkho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ir Thurman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tuart 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ter Nyga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r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ay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ve Kient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n Sive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ker Stev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or He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e Mil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n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g Sch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son Ols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0:58:58.733623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2:17:32.155537569</meta:creation-date>
    <dc:date>2017-06-28T10:59:05.837264256</dc:date>
    <meta:editing-duration>PT27M11S</meta:editing-duration>
    <meta:editing-cycles>4</meta:editing-cycles>
    <meta:generator>LibreOffice/5.1.6.2$Linux_X86_64 LibreOffice_project/10m0$Build-2</meta:generator>
    <meta:document-statistic meta:table-count="1" meta:cell-count="35" meta:object-count="0"/>
  </office:meta>
</office:document-meta>
</file>